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avings Progra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" office:value-type="currency" office:currency="USD" office:value="100">
            <text:p>$100.00</text:p>
          </table:table-cell>
          <table:table-cell office:value-type="string">
            <text:p><text:s/>= Initial Balance</text:p>
          </table:table-cell>
        </table:table-row>
        <table:table-row table:style-name="ro1">
          <table:table-cell table:number-columns-repeated="4"/>
          <table:table-cell table:style-name="ce2" office:value-type="percentage" office:value="0.05">
            <text:p>5.00%</text:p>
          </table:table-cell>
          <table:table-cell office:value-type="string">
            <text:p><text:s/>= Interest Rate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Year Number</text:p>
          </table:table-cell>
          <table:table-cell office:value-type="string">
            <text:p>Year</text:p>
          </table:table-cell>
          <table:table-cell office:value-type="string">
            <text:p>Balance</text:p>
          </table:table-cell>
          <table:table-cell office:value-type="string">
            <text:p>Interest Earned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table:formula="of:=[.E5]" office:value-type="currency" office:currency="USD" office:value="100">
            <text:p>$100.00</text:p>
          </table:table-cell>
          <table:table-cell table:formula="of:=[.D10]*[.E6]" office:value-type="currency" office:currency="USD" office:value="5">
            <text:p>$5.0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formula="of:=[.D10]+[.E10]" office:value-type="currency" office:currency="USD" office:value="105">
            <text:p>$105.00</text:p>
          </table:table-cell>
          <table:table-cell table:formula="of:=[.D11]*[.E6]" office:value-type="currency" office:currency="USD" office:value="5.25">
            <text:p>$5.25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table:formula="of:=[.D11]+[.E11]" office:value-type="currency" office:currency="USD" office:value="110.25">
            <text:p>$110.25</text:p>
          </table:table-cell>
          <table:table-cell table:formula="of:=[.D12]*[.E6]" office:value-type="currency" office:currency="USD" office:value="5.5125">
            <text:p>$5.5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table:formula="of:=[.D12]+[.E12]" office:value-type="currency" office:currency="USD" office:value="115.7625">
            <text:p>$115.76</text:p>
          </table:table-cell>
          <table:table-cell table:formula="of:=[.D13]*[.E6]" office:value-type="currency" office:currency="USD" office:value="5.788125">
            <text:p>$5.7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table:formula="of:=[.D13]+[.E13]" office:value-type="currency" office:currency="USD" office:value="121.550625">
            <text:p>$121.55</text:p>
          </table:table-cell>
          <table:table-cell table:formula="of:=[.D14]*[.E6]" office:value-type="currency" office:currency="USD" office:value="6.07753125">
            <text:p>$6.0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25">
            <text:p>2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26">
            <text:p>2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27">
            <text:p>2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28">
            <text:p>2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29">
            <text:p>2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0">
            <text:p>20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1">
            <text:p>2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32">
            <text:p>2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33">
            <text:p>2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34">
            <text:p>2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35">
            <text:p>2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36">
            <text:p>2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37">
            <text:p>2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38">
            <text:p>2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39">
            <text:p>2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0">
            <text:p>20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1">
            <text:p>2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42">
            <text:p>2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43">
            <text:p>2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44">
            <text:p>2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45">
            <text:p>2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46">
            <text:p>2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47">
            <text:p>2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49">
            <text:p>2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0">
            <text:p>20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1">
            <text:p>2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52">
            <text:p>2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53">
            <text:p>2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54">
            <text:p>2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55">
            <text:p>2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56">
            <text:p>205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1/21/2016</text:date>, <text:time>10:5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1-21T10:32:14.70</meta:creation-date>
    <dc:date>2016-01-21T10:53:03.87</dc:date>
    <dc:creator>RCC RCCD</dc:creator>
    <meta:editing-duration>PT4M58S</meta:editing-duration>
    <meta:editing-cycles>1</meta:editing-cycles>
    <meta:document-statistic meta:table-count="3" meta:cell-count="101" meta:object-count="0"/>
    <meta:generator>OpenOffice/4.1.1$Win32 OpenOffice.org_project/411m6$Build-9775</meta:generator>
  </office:meta>
</office:document-meta>
</file>